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Développeur JAVA JEE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/>Introduction de la formation</text:p>
              </text:list-item>
              <text:list-item>
                <text:p text:style-name="P1"><text:s/>Outillage</text:p>
              </text:list-item>
              <text:list-item>
                <text:p text:style-name="P1"><text:s/>Déroulement de la form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tion de la forma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 la conception/analyse à l’implémentation</text:p>
              </text:list-item>
              <text:list-item>
                <text:p>Plate-forme javaee, pour le back-end</text:p>
              </text:list-item>
              <text:list-item>
                <text:p>Base de données</text:p>
              </text:list-item>
              <text:list-item>
                <text:p>Interaction avec d’autres plate formes</text:p>
              </text:list-item>
              <text:list-item>
                <text:p>Les clients web et le développement front-end</text:p>
              </text:list-item>
              <text:list-item>
                <text:p>Outillage et méthodologies de développement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utillag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utillage général de développement</text:p>
              </text:list-item>
              <text:list-item>
                <text:p>Outillage java ee</text:p>
              </text:list-item>
              <text:list-item>
                <text:p>Outillage base de données</text:p>
              </text:list-item>
              <text:list-item>
                <text:p>Outillage front-en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utillage Généra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es systèmes de gestion de source</text:p>
              </text:list-item>
              <text:list-item>
                <text:p>Introduction à git</text:p>
              </text:list-item>
              <text:list-item>
                <text:p>Gitlab/Github</text:p>
              </text:list-item>
              <text:list-item>
                <text:p>Intégration continue, jenkins</text:p>
              </text:list-item>
              <text:list-item>
                <text:p>Principe des tests et systèmes de build</text:p>
              </text:list-item>
              <text:list-item>
                <text:p>Les conteneurs, dock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utillage java e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e jdk</text:p>
              </text:list-item>
              <text:list-item>
                <text:p>Un ide (eclipse, netbeans, intellij)</text:p>
              </text:list-item>
              <text:list-item>
                <text:p>Le build system maven</text:p>
              </text:list-item>
              <text:list-item>
                <text:p>Autres alternatives (gradle, ant)</text:p>
              </text:list-item>
              <text:list-item>
                <text:p>Les serveurs d’application (tomcat, wildfly...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utillage bas de donné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ase de données sql</text:p>
                <text:list>
                  <text:list-item>
                    <text:p>Mysql</text:p>
                  </text:list-item>
                  <text:list-item>
                    <text:p>Postgres</text:p>
                  </text:list-item>
                  <text:list-item>
                    <text:p>Sql server, oracle</text:p>
                  </text:list-item>
                </text:list>
              </text:list-item>
              <text:list-item>
                <text:p>Base de données nosql</text:p>
                <text:list>
                  <text:list-item>
                    <text:p>Mongo</text:p>
                  </text:list-item>
                  <text:list-item>
                    <text:p>Autres</text:p>
                  </text:list-item>
                </text:list>
              </text:list-item>
              <text:list-item>
                <text:p>requettag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utillage front end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éveloppement html/css</text:p>
              </text:list-item>
              <text:list-item>
                <text:p>l’environnement javascript</text:p>
              </text:list-item>
              <text:list-item>
                <text:p>Node js, npm</text:p>
              </text:list-item>
              <text:list-item>
                <text:p>Framework angular</text:p>
              </text:list-item>
              <text:list-item>
                <text:p>Angular-cli, packaging</text:p>
              </text:list-item>
              <text:list-item>
                <text:p>Outils de tests, postman, soapui, etc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éroulement de la form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émarrage</text:p>
              </text:list-item>
              <text:list-item>
                <text:p>l’enchaînement des modules</text:p>
              </text:list-item>
              <text:list-item>
                <text:p>Le projet fil rouge</text:p>
              </text:list-item>
              <text:list-item>
                <text:p>objectif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20:43:52.219885045</meta:creation-date>
    <dc:date>2018-06-18T08:13:29.423868156</dc:date>
    <meta:editing-duration>PT1M14S</meta:editing-duration>
    <meta:editing-cycles>1</meta:editing-cycles>
    <meta:document-statistic meta:object-count="65"/>
    <meta:generator>LibreOffice/5.1.6.2$Linux_X86_64 LibreOffice_project/10m0$Build-2</meta:generator>
  </office:meta>
</office:document-meta>
</file>